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system-ui, BlinkMacSystemFont, 'Segoe UI', Roboto, 'Helvetica Neue', 'Fira Sans', Ubuntu, Oxygen, 'Oxygen Sans', Cantarell, 'Droid Sans', 'Lucida Grande', Helvetica, Arial, sans-serif, 'Apple Color Emoji', 'Segoe UI Emoji', 'Segoe UI Emoji', 'Segoe UI Symbol', 'Hiragino Kaku Gothic Pro', Meiryo, 'Hiragino Sans GB W3', 'Noto Naskh Arabic', 'Droid Arabic Naskh', 'Geeza Pro', 'Simplified Arabic', 'Noto Sans Thai', Thonburi, Dokchampa, 'Droid Sans Thai', 'Droid Sans Fallback', .SFNSDisplay-Regular, 'Heiti SC', 'Microsoft Yahe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02576" officeooo:paragraph-rsid="00202576"/>
    </style:style>
    <style:style style:name="P2" style:family="paragraph" style:parent-style-name="Standard">
      <style:text-properties officeooo:rsid="002188b7" officeooo:paragraph-rsid="002188b7"/>
    </style:style>
    <style:style style:name="P3" style:family="paragraph" style:parent-style-name="Standard">
      <style:paragraph-properties fo:text-align="center" style:justify-single-word="false"/>
      <style:text-properties fo:font-variant="normal" fo:text-transform="none" style:font-name="apple-system" fo:font-size="10.5pt" fo:letter-spacing="normal" fo:font-style="normal" fo:font-weight="normal" officeooo:rsid="001e06ad" officeooo:paragraph-rsid="001e06ad" fo:background-color="#ffffff" loext:padding="0in" loext:border="none"/>
    </style:style>
    <style:style style:name="P4" style:family="paragraph" style:parent-style-name="Standard">
      <style:text-properties fo:font-variant="normal" fo:text-transform="none" style:font-name="apple-system" fo:font-size="10.5pt" fo:letter-spacing="normal" fo:font-style="normal" fo:font-weight="normal" officeooo:rsid="0020aec4" officeooo:paragraph-rsid="0020aec4" fo:background-color="#ffffff" loext:padding="0in" loext:border="none"/>
    </style:style>
    <style:style style:name="P5" style:family="paragraph" style:parent-style-name="Standard">
      <style:text-properties fo:font-variant="normal" fo:text-transform="none" style:font-name="apple-system" fo:font-size="10.5pt" fo:letter-spacing="normal" fo:font-style="normal" fo:font-weight="normal" officeooo:rsid="002188b7" officeooo:paragraph-rsid="002188b7" fo:background-color="#ffffff" loext:padding="0in" loext:border="none"/>
    </style:style>
    <style:style style:name="P6" style:family="paragraph" style:parent-style-name="Standard">
      <style:text-properties fo:font-variant="normal" fo:text-transform="none" style:font-name="apple-system" fo:font-size="10.5pt" fo:letter-spacing="normal" fo:font-style="normal" fo:font-weight="normal" officeooo:rsid="00232728" officeooo:paragraph-rsid="00232728" fo:background-color="#ffffff" loext:padding="0in" loext:border="none"/>
    </style:style>
    <style:style style:name="P7" style:family="paragraph" style:parent-style-name="Standard">
      <style:text-properties fo:font-variant="normal" fo:text-transform="none" style:font-name="apple-system" fo:font-size="10.5pt" fo:letter-spacing="normal" fo:font-style="normal" fo:font-weight="bold" officeooo:rsid="002188b7" officeooo:paragraph-rsid="002188b7" fo:background-color="#ffffff" style:font-weight-asian="bold" style:font-weight-complex="bold" loext:padding="0in" loext:border="none"/>
    </style:style>
    <style:style style:name="P8" style:family="paragraph" style:parent-style-name="Standard">
      <style:text-properties fo:font-variant="normal" fo:text-transform="none" style:font-name="apple-system" fo:font-size="10.5pt" fo:letter-spacing="normal" fo:font-style="normal" style:text-underline-style="solid" style:text-underline-width="auto" style:text-underline-color="font-color" fo:font-weight="normal" officeooo:rsid="002188b7" officeooo:paragraph-rsid="002188b7" fo:background-color="#ffffff" loext:padding="0in" loext:border="none"/>
    </style:style>
    <style:style style:name="P9" style:family="paragraph" style:parent-style-name="Standard">
      <style:text-properties fo:font-variant="normal" fo:text-transform="none" style:font-name="apple-system" fo:font-size="10.5pt" fo:letter-spacing="normal" fo:font-style="normal" style:text-underline-style="solid" style:text-underline-width="auto" style:text-underline-color="font-color" fo:font-weight="normal" officeooo:rsid="00232728" officeooo:paragraph-rsid="00232728" fo:background-color="#ffffff" loext:padding="0in" loext:border="none"/>
    </style:style>
    <style:style style:name="P10" style:family="paragraph" style:parent-style-name="Standard">
      <style:paragraph-properties fo:text-align="center" style:justify-single-word="false"/>
      <style:text-properties officeooo:rsid="001e06ad" officeooo:paragraph-rsid="001e06ad"/>
    </style:style>
    <style:style style:name="P11" style:family="paragraph" style:parent-style-name="Standard">
      <style:text-properties fo:font-weight="bold" officeooo:rsid="001f4e6f" officeooo:paragraph-rsid="001f4e6f" style:font-weight-asian="bold" style:font-weight-complex="bold"/>
    </style:style>
    <style:style style:name="T1" style:family="text">
      <style:text-properties style:text-position="super 58%"/>
    </style:style>
    <style:style style:name="T2" style:family="text">
      <style:text-properties fo:font-variant="normal" fo:text-transform="none" style:font-name="apple-system" fo:font-size="10.5pt" fo:letter-spacing="normal" fo:font-style="normal" fo:font-weight="normal" fo:background-color="#ffffff" loext:char-shading-value="0" loext:padding="0in" loext:border="none"/>
    </style:style>
    <style:style style:name="T3" style:family="text">
      <style:text-properties fo:font-variant="normal" fo:text-transform="none" style:font-name="apple-system" fo:font-size="10.5pt" fo:letter-spacing="normal" fo:font-style="normal" fo:font-weight="normal" officeooo:rsid="001e4ade" fo:background-color="#ffffff" loext:char-shading-value="0" loext:padding="0in" loext:border="none"/>
    </style:style>
    <style:style style:name="T4" style:family="text">
      <style:text-properties fo:font-variant="normal" fo:text-transform="none" style:font-name="apple-system" fo:font-size="10.5pt" fo:letter-spacing="normal" fo:font-style="normal" fo:font-weight="normal" officeooo:rsid="00202576" fo:background-color="#ffffff" loext:char-shading-value="0" loext:padding="0in" loext:border="none"/>
    </style:style>
    <style:style style:name="T5" style:family="text">
      <style:text-properties fo:font-variant="normal" fo:text-transform="none" style:font-name="apple-system" fo:font-size="10.5pt" fo:letter-spacing="normal" fo:font-style="normal" fo:font-weight="normal" officeooo:rsid="0020aec4" fo:background-color="#ffffff" loext:char-shading-value="0" loext:padding="0in" loext:border="none"/>
    </style:style>
    <style:style style:name="T6" style:family="text">
      <style:text-properties fo:font-variant="normal" fo:text-transform="none" style:font-name="apple-system" fo:font-size="10.5pt" fo:letter-spacing="normal" fo:font-style="normal" officeooo:rsid="00202576" fo:background-color="#ffffff" loext:char-shading-value="0" loext:padding="0in" loext:border="none"/>
    </style:style>
    <style:style style:name="T7" style:family="text">
      <style:text-properties fo:font-variant="normal" fo:text-transform="none" style:font-name="apple-system" fo:font-size="10.5pt" fo:letter-spacing="normal" fo:font-style="normal" fo:background-color="#ffffff" loext:char-shading-value="0" loext:padding="0in"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oug Fort</text:p>
      <text:p text:style-name="P10">2900 S. 13<text:span text:style-name="T1">th</text:span> Rd. #1</text:p>
      <text:p text:style-name="P10">Arlington VA 22204</text:p>
      <text:p text:style-name="P10"/>
      <text:p text:style-name="P10">cell: 571 435 6921</text:p>
      <text:p text:style-name="P10"><text:a xlink:type="simple" xlink:href="mailto:doug.fort@gmail.com" text:style-name="Internet_20_link" text:visited-style-name="Visited_20_Internet_20_Link">doug.fort@gmail.com</text:a></text:p>
      <text:p text:style-name="P10"><text:a xlink:type="simple" xlink:href="https://www.linkedin.com/in/dougfort" text:style-name="Internet_20_link" text:visited-style-name="Visited_20_Internet_20_Link"><text:span text:style-name="T3">https://</text:span></text:a><text:a xlink:type="simple" xlink:href="https://www.linkedin.com/in/dougfort" text:style-name="Internet_20_link" text:visited-style-name="Visited_20_Internet_20_Link"><text:span text:style-name="T2">www.linkedin.com/in/dougfort</text:span></text:a></text:p>
      <text:p text:style-name="P10"><text:a xlink:type="simple" xlink:href="https://github.com/dougfort" text:style-name="Internet_20_link" text:visited-style-name="Visited_20_Internet_20_Link"><text:span text:style-name="T2">https://github.com/dougfort</text:span></text:a></text:p>
      <text:p text:style-name="P3"/>
      <text:p text:style-name="P11"><text:span text:style-name="T6">Go </text:span><text:span text:style-name="T7">Programmer</text:span></text:p>
      <text:p text:style-name="P1"><text:span text:style-name="T2">Particularly interested in </text:span><text:span text:style-name="T5">GRPC and observability (metrics)</text:span></text:p>
      <text:p text:style-name="P4">I want to write the kind of code Bill Kennedy writes</text:p>
      <text:p text:style-name="P4"/>
      <text:p text:style-name="P7">Professional Experience</text:p>
      <text:p text:style-name="P5"/>
      <text:p text:style-name="P8">Decipher Technology Studios 2017 to Present</text:p>
      <text:p text:style-name="P5"/>
      <text:p text:style-name="P2"><text:span text:style-name="T2">Developed the ‘fabric’ GRPC Service Generator </text:span><text:a xlink:type="simple" xlink:href="https://github.com/DecipherNow/gm-fabric-go/tree/master/cmd/fabric" text:style-name="Internet_20_link" text:visited-style-name="Visited_20_Internet_20_Link"><text:span text:style-name="T2">https://github.com/DecipherNow/gm-fabric-go/tree/master/cmd/fabric</text:span></text:a></text:p>
      <text:p text:style-name="P5"/>
      <text:p text:style-name="P2"><text:span text:style-name="T2">Developed a flexible metrics package </text:span><text:a xlink:type="simple" xlink:href="https://github.com/DecipherNow/gm-fabric-go/tree/master/metrics" text:style-name="Internet_20_link" text:visited-style-name="Visited_20_Internet_20_Link"><text:span text:style-name="T2">https://github.com/DecipherNow/gm-fabric-go/tree/master/metrics</text:span></text:a></text:p>
      <text:p text:style-name="P5"/>
      <text:p text:style-name="P5"/>
      <text:p text:style-name="P9">SpiderOak 2007-2017</text:p>
      <text:p text:style-name="P6"/>
      <text:p text:style-name="P6">Significant contribution to an end-to-end encrypted messaging system. Focused on end-to-end encrypted messaging, message manipulation and deletion, secure file management, and more.</text:p>
      <text:p text:style-name="P6"/>
      <text:p text:style-name="P6">Contributed to the prototyping and development of an end-to-end encrypted application and cloud computing platform. The project remains unreleased in favor of the company’s pivot into collabo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system-ui, BlinkMacSystemFont, 'Segoe UI', Roboto, 'Helvetica Neue', 'Fira Sans', Ubuntu, Oxygen, 'Oxygen Sans', Cantarell, 'Droid Sans', 'Lucida Grande', Helvetica, Arial, sans-serif, 'Apple Color Emoji', 'Segoe UI Emoji', 'Segoe UI Emoji', 'Segoe UI Symbol', 'Hiragino Kaku Gothic Pro', Meiryo, 'Hiragino Sans GB W3', 'Noto Naskh Arabic', 'Droid Arabic Naskh', 'Geeza Pro', 'Simplified Arabic', 'Noto Sans Thai', Thonburi, Dokchampa, 'Droid Sans Thai', 'Droid Sans Fallback', .SFNSDisplay-Regular, 'Heiti SC', 'Microsoft Yahe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9T16:51:20.211474339</meta:creation-date>
    <dc:date>2018-07-22T09:20:04.072550797</dc:date>
    <meta:editing-duration>PT14M15S</meta:editing-duration>
    <meta:editing-cycles>4</meta:editing-cycles>
    <meta:generator>LibreOffice/6.0.3.2$Linux_X86_64 LibreOffice_project/00m0$Build-2</meta:generator>
    <meta:document-statistic meta:table-count="0" meta:image-count="0" meta:object-count="0" meta:page-count="1" meta:paragraph-count="17" meta:word-count="109" meta:character-count="946" meta:non-whitespace-character-count="854"/>
  </office:meta>
</office:document-meta>
</file>